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.6016in"/>
    </style:style>
    <style:style style:name="co1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7.6626in"/>
    </style:style>
    <style:style style:name="co7" style:family="table-column">
      <style:table-column-properties fo:break-before="auto" style:column-width="3.6138in"/>
    </style:style>
    <style:style style:name="co8" style:family="table-column">
      <style:table-column-properties fo:break-before="auto" style:column-width="10.4382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7508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9744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Option_20_B_20_Template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7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1" style:family="table-cell" style:parent-style-name="Default">
      <style:table-cell-properties fo:background-color="#bdbd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34f5c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Inconsolat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ackground-color="#bdbd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Inconsolata" fo:font-size="11pt" fo:font-style="italic" fo:text-shadow="none" style:text-underline-style="none" fo:font-weight="normal" style:font-size-asian="11pt" style:font-style-asian="italic" style:font-weight-asian="normal" style:font-name-complex="Inconsolata" style:font-size-complex="11pt" style:font-style-complex="italic" style:font-weight-complex="normal"/>
    </style:style>
    <style:style style:name="ce4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Inconsolat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Inconsolata" style:font-size-complex="10pt" style:font-style-complex="normal" style:font-weight-complex="bold"/>
    </style:style>
    <style:style style:name="ce4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Inconsolata" style:font-size-complex="10pt" style:font-style-complex="normal" style:font-weight-complex="bold"/>
    </style:style>
    <style:style style:name="ce49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Inconsolata" fo:font-size="11pt" fo:font-style="italic" fo:text-shadow="none" style:text-underline-style="none" fo:font-weight="normal" style:font-size-asian="11pt" style:font-style-asian="italic" style:font-weight-asian="normal" style:font-name-complex="Inconsolata" style:font-size-complex="11pt" style:font-style-complex="italic" style:font-weight-complex="normal"/>
    </style:style>
    <style:style style:name="ce1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efefe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134f5c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Inconsolata" fo:font-size="11pt" fo:font-style="italic" fo:text-shadow="none" style:text-underline-style="none" fo:font-weight="normal" style:font-size-asian="11pt" style:font-style-asian="italic" style:font-weight-asian="normal" style:font-name-complex="Inconsolata" style:font-size-complex="11pt" style:font-style-complex="italic" style:font-weight-complex="normal"/>
    </style:style>
    <style:style style:name="ce56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28" style:family="table-cell" style:parent-style-name="Default" style:data-style-name="N0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30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-is-between(&quot;90%&quot;,&quot;99.99%&quot;)" style:apply-style-name="ConditionalStyle_5f_1" style:base-cell-address="'Bust-A-Move ''99 | Bust-A-Move 3 Ver1'.G5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()&lt;0" style:apply-style-name="Bad" style:base-cell-address="'Bust-A-Move ''99 | Bust-A-Move 3 Ver1'.G7"/>
      <style:map style:condition="cell-content-is-between(6,9)" style:apply-style-name="Bad" style:base-cell-address="'Bust-A-Move ''99 | Bust-A-Move 3 Ver1'.G7"/>
      <style:map style:condition="cell-content-is-between(11,24)" style:apply-style-name="Bad" style:base-cell-address="'Bust-A-Move ''99 | Bust-A-Move 3 Ver1'.G7"/>
      <style:map style:condition="cell-content-is-between(26,49)" style:apply-style-name="Bad" style:base-cell-address="'Bust-A-Move ''99 | Bust-A-Move 3 Ver1'.G7"/>
      <style:map style:condition="cell-content-is-between(51,99)" style:apply-style-name="Bad" style:base-cell-address="'Bust-A-Move ''99 | Bust-A-Move 3 Ver1'.G7"/>
      <style:map style:condition="cell-content()=&quot;&quot;" style:apply-style-name="Bad" style:base-cell-address="'Bust-A-Move ''99 | Bust-A-Move 3 Ver1'.G7"/>
      <style:map style:condition="cell-content()&gt;-1" style:apply-style-name="Good" style:base-cell-address="'Bust-A-Move ''99 | Bust-A-Move 3 Ver1'.G7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()&lt;0" style:apply-style-name="Bad" style:base-cell-address="'Bust-A-Move ''99 | Bust-A-Move 3 Ver1'.G8"/>
      <style:map style:condition="cell-content-is-between(6,9)" style:apply-style-name="Bad" style:base-cell-address="'Bust-A-Move ''99 | Bust-A-Move 3 Ver1'.G8"/>
      <style:map style:condition="cell-content-is-between(11,24)" style:apply-style-name="Bad" style:base-cell-address="'Bust-A-Move ''99 | Bust-A-Move 3 Ver1'.G8"/>
      <style:map style:condition="cell-content-is-between(26,49)" style:apply-style-name="Bad" style:base-cell-address="'Bust-A-Move ''99 | Bust-A-Move 3 Ver1'.G8"/>
      <style:map style:condition="cell-content-is-between(51,99)" style:apply-style-name="Bad" style:base-cell-address="'Bust-A-Move ''99 | Bust-A-Move 3 Ver1'.G8"/>
      <style:map style:condition="cell-content()=&quot;&quot;" style:apply-style-name="Bad" style:base-cell-address="'Bust-A-Move ''99 | Bust-A-Move 3 Ver1'.G8"/>
      <style:map style:condition="cell-content()&gt;-1" style:apply-style-name="Good" style:base-cell-address="'Bust-A-Move ''99 | Bust-A-Move 3 Ver1'.G8"/>
    </style:style>
    <style:style style:name="ce47" style:family="table-cell" style:parent-style-name="Default"/>
    <style:style style:name="ce52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-is-between(&quot;90%&quot;,&quot;99.99%&quot;)" style:apply-style-name="ConditionalStyle_5f_1" style:base-cell-address="'Bust-A-Move ''99 | Bust-A-Move 3 Ver1'.G5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2" style:family="table-cell" style:parent-style-name="Good">
      <style:table-cell-properties fo:background-color="transparent"/>
      <style:text-properties style:use-window-font-color="true"/>
    </style:style>
    <style:style style:name="ce60" style:family="table-cell" style:parent-style-name="Default">
      <style:map style:condition="cell-content()&lt;7" style:apply-style-name="Good" style:base-cell-address="'Bust-A-Move ''99 | Bust-A-Move 3 Ver1'.N3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;&quot;4&quot;;&quot;5&quot;;&quot;10&quot;;&quot;25&quot;;&quot;50&quot;;&quot;100&quot;)" table:allow-empty-cell="true" table:display-list="unsorted" table:base-cell-address="'Bust-A-Move ''99 | Bust-A-Move 3 Ver1'.G7">
          <table:error-message table:message-type="stop" table:display="true"/>
        </table:content-validation>
      </table:content-validations>
      <table:table table:name="Bust-A-Move '99 | Bust-A-Move 3 Ver1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number-columns-repeated="1012" table:default-cell-style-name="Default"/>
        <table:table-row table:style-name="ro2">
          <table:table-cell table:style-name="ce37"/>
          <table:table-cell table:style-name="ce41"/>
          <table:table-cell table:style-name="ce44"/>
          <table:table-cell table:style-name="ce46" office:value-type="string" calcext:value-type="string">
            <text:p><text:a xlink:href="https://docs.retroachievements.org/Developer-Docs/" xlink:type="simple">I have read the Developer Docs</text:a></text:p>
          </table:table-cell>
          <table:table-cell table:style-name="ce11" office:value-type="string" calcext:value-type="string" table:number-columns-spanned="2" table:number-rows-spanned="1">
            <text:p>Y Peripinky</text:p>
          </table:table-cell>
          <table:covered-table-cell/>
          <table:table-cell table:style-name="ce56" table:number-columns-repeated="7"/>
          <table:table-cell table:style-name="ce32"/>
          <table:table-cell table:number-columns-repeated="1010"/>
        </table:table-row>
        <table:table-row table:style-name="ro3">
          <table:table-cell table:style-name="ce37"/>
          <table:table-cell table:style-name="ce41" table:number-columns-repeated="2"/>
          <table:table-cell table:style-name="ce11"/>
          <table:table-cell table:style-name="ce17" office:value-type="string" calcext:value-type="string" table:number-columns-spanned="2" table:number-rows-spanned="1">
            <text:p><text:span text:style-name="T1"><text:a xlink:href="https://retroachievements.org/user/peripinky" xlink:type="simple">https://retroachievements.org/user/peripinky</text:a></text:span></text:p>
          </table:table-cell>
          <table:covered-table-cell/>
          <table:table-cell table:style-name="ce56" table:number-columns-repeated="7"/>
          <table:table-cell office:value-type="string" calcext:value-type="string">
            <text:p>Average points</text:p>
          </table:table-cell>
          <table:table-cell table:number-columns-repeated="1010"/>
        </table:table-row>
        <table:table-row table:style-name="ro3">
          <table:table-cell table:style-name="ce37"/>
          <table:table-cell table:style-name="ce41" table:number-columns-repeated="2"/>
          <table:table-cell table:style-name="ce48"/>
          <table:table-cell table:style-name="ce18" table:number-columns-spanned="2" table:number-rows-spanned="1"/>
          <table:covered-table-cell/>
          <table:table-cell table:style-name="ce56" table:number-columns-repeated="7"/>
          <table:table-cell table:style-name="ce60" table:formula="of:=AVERAGEA([.G$7:.G$100])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37" office:value-type="string" calcext:value-type="string">
            <text:p>Ach #</text:p>
          </table:table-cell>
          <table:table-cell table:style-name="ce41" table:formula="of:=MAX([.A:.A])" office:value-type="float" office:value="115" calcext:value-type="float">
            <text:p>115</text:p>
          </table:table-cell>
          <table:table-cell table:style-name="ce44"/>
          <table:table-cell table:style-name="ce49" office:value-type="string" calcext:value-type="string">
            <text:p>Game Name</text:p>
          </table:table-cell>
          <table:table-cell table:style-name="ce19" office:value-type="string" calcext:value-type="string" table:number-columns-spanned="2" table:number-rows-spanned="1">
            <text:p><text:a xlink:href="https://retroachievements.org/game/17801" xlink:type="simple">https://retroachievements.org/game/17801</text:a></text:p>
          </table:table-cell>
          <table:covered-table-cell/>
          <table:table-cell table:style-name="ce28" table:formula="of:=COUNTIFS([.G:.G];&quot;&gt;=0&quot;;[.G:.G];&quot;&lt;=100&quot;)" office:value-type="float" office:value="115" calcext:value-type="float">
            <text:p>115</text:p>
          </table:table-cell>
          <table:table-cell table:style-name="ce56" table:formula="of:=COUNTIF([.H:.H];&quot;TRUE&quot;)" office:value-type="float" office:value="89" calcext:value-type="float">
            <text:p>89</text:p>
          </table:table-cell>
          <table:table-cell table:style-name="ce56" table:formula="of:=COUNTIF([.I:.I];&quot;TRUE&quot;)" office:value-type="float" office:value="115" calcext:value-type="float">
            <text:p>115</text:p>
          </table:table-cell>
          <table:table-cell table:style-name="ce56" table:formula="of:=COUNTIF([.J:.J];&quot;TRUE&quot;)" office:value-type="float" office:value="50" calcext:value-type="float">
            <text:p>50</text:p>
          </table:table-cell>
          <table:table-cell table:style-name="ce56" table:formula="of:=COUNTIF([.K:.K];&quot;TRUE&quot;)" office:value-type="float" office:value="50" calcext:value-type="float">
            <text:p>50</text:p>
          </table:table-cell>
          <table:table-cell table:style-name="ce56" table:formula="of:=COUNTIF([.L:.L];&quot;TRUE&quot;)" office:value-type="float" office:value="0" calcext:value-type="float">
            <text:p>0</text:p>
          </table:table-cell>
          <table:table-cell table:style-name="ce56" table:formula="of:=COUNTIF([.M:.M];&quot;TRUE&quot;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8" office:value-type="string" calcext:value-type="string">
            <text:p>Points</text:p>
            <text:p>total</text:p>
          </table:table-cell>
          <table:table-cell table:style-name="ce38" table:number-columns-repeated="2"/>
          <table:table-cell table:style-name="ce50"/>
          <table:table-cell table:style-name="ce20" table:formula="of:=AVERAGE([.G5:.M5])" office:value-type="percentage" office:value="0.520496894409938" calcext:value-type="percentage" table:number-columns-spanned="2" table:number-rows-spanned="1">
            <text:p>52.05%</text:p>
          </table:table-cell>
          <table:covered-table-cell/>
          <table:table-cell table:style-name="ce30" table:formula="of:=[.G4]/[.B4]" office:value-type="percentage" office:value="1" calcext:value-type="percentage">
            <text:p>100.00%</text:p>
          </table:table-cell>
          <table:table-cell table:style-name="ce52" table:formula="of:=[.H4]/[.B4]" office:value-type="percentage" office:value="0.773913043478261" calcext:value-type="percentage">
            <text:p>77.39%</text:p>
          </table:table-cell>
          <table:table-cell table:style-name="ce52" table:formula="of:=[.I4]/[.B4]" office:value-type="percentage" office:value="1" calcext:value-type="percentage">
            <text:p>100.00%</text:p>
          </table:table-cell>
          <table:table-cell table:style-name="ce52" table:formula="of:=[.J4]/[.B4]" office:value-type="percentage" office:value="0.434782608695652" calcext:value-type="percentage">
            <text:p>43.48%</text:p>
          </table:table-cell>
          <table:table-cell table:style-name="ce52" table:formula="of:=[.K4]/[.B4]" office:value-type="percentage" office:value="0.434782608695652" calcext:value-type="percentage">
            <text:p>43.48%</text:p>
          </table:table-cell>
          <table:table-cell table:style-name="ce52" table:formula="of:=[.L4]/[.B4]" office:value-type="percentage" office:value="0" calcext:value-type="percentage">
            <text:p>0.00%</text:p>
          </table:table-cell>
          <table:table-cell table:style-name="ce52" table:formula="of:=[.M4]/[.B4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4">
          <table:table-cell table:style-name="ce39" office:value-type="string" calcext:value-type="string">
            <text:p>Order</text:p>
          </table:table-cell>
          <table:table-cell table:style-name="ce42" office:value-type="string" calcext:value-type="string">
            <text:p>Feature</text:p>
          </table:table-cell>
          <table:table-cell table:style-name="ce42" office:value-type="string" calcext:value-type="string">
            <text:p>Achievement Name</text:p>
          </table:table-cell>
          <table:table-cell table:style-name="ce42" office:value-type="string" calcext:value-type="string">
            <text:p>Type</text:p>
          </table:table-cell>
          <table:table-cell table:style-name="ce54" office:value-type="string" calcext:value-type="string">
            <text:p>Achievement Description</text:p>
          </table:table-cell>
          <table:table-cell table:style-name="ce54" office:value-type="string" calcext:value-type="string">
            <text:p>Note</text:p>
          </table:table-cell>
          <table:table-cell table:style-name="ce58" office:value-type="string" calcext:value-type="string">
            <text:p>Points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Concept</text:p>
          </table:table-cell>
          <table:table-cell table:style-name="ce39" office:value-type="string" calcext:value-type="string">
            <text:p>RAM</text:p>
          </table:table-cell>
          <table:table-cell table:style-name="ce39" office:value-type="string" calcext:value-type="string">
            <text:p>Coded</text:p>
          </table:table-cell>
          <table:table-cell table:style-name="ce39" office:value-type="string" calcext:value-type="string">
            <text:p>Tested</text:p>
          </table:table-cell>
          <table:table-cell table:style-name="ce39" office:value-type="string" calcext:value-type="string">
            <text:p>Badge</text:p>
          </table:table-cell>
          <table:table-cell table:number-columns-repeated="1011"/>
        </table:table-row>
        <table:table-row table:style-name="ro6"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55" office:value-type="string" calcext:value-type="string">
            <text:p>Alphabetic Beginner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A or B of Puzzle Mode on Normal</text:p>
          </table:table-cell>
          <table:table-cell/>
          <table:table-cell table:style-name="ce33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7]+1" office:value-type="float" office:value="2" calcext:value-type="float">
            <text:p>2</text:p>
          </table:table-cell>
          <table:table-cell table:style-name="ce43"/>
          <table:table-cell table:style-name="ce55" office:value-type="string" calcext:value-type="string">
            <text:p>Clearing D Essentials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C, D or E of Puzzle Mode on Normal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8]+1" office:value-type="float" office:value="3" calcext:value-type="float">
            <text:p>3</text:p>
          </table:table-cell>
          <table:table-cell table:style-name="ce43"/>
          <table:table-cell table:style-name="ce55" office:value-type="string" calcext:value-type="string">
            <text:p>Halfway Goal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F, G, H or I of Puzzle Mode on Normal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9]+1" office:value-type="float" office:value="4" calcext:value-type="float">
            <text:p>4</text:p>
          </table:table-cell>
          <table:table-cell table:style-name="ce43"/>
          <table:table-cell table:style-name="ce55" office:value-type="string" calcext:value-type="string">
            <text:p>Learning More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J, K, L, M or N of Puzzle Mode on Normal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0]+1" office:value-type="float" office:value="5" calcext:value-type="float">
            <text:p>5</text:p>
          </table:table-cell>
          <table:table-cell table:style-name="ce43"/>
          <table:table-cell table:style-name="ce55" office:value-type="string" calcext:value-type="string">
            <text:p>Practically There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O, P, Q, R, S or T of Puzzle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1]+1" office:value-type="float" office:value="6" calcext:value-type="float">
            <text:p>6</text:p>
          </table:table-cell>
          <table:table-cell table:style-name="ce43"/>
          <table:table-cell table:style-name="ce55" office:value-type="string" calcext:value-type="string">
            <text:p>Ze Victory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U, V, W, ?, X, Y or Z of Puzzle Mode on Normal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2]+1" office:value-type="float" office:value="7" calcext:value-type="float">
            <text:p>7</text:p>
          </table:table-cell>
          <table:table-cell table:style-name="ce43"/>
          <table:table-cell table:style-name="ce55" office:value-type="string" calcext:value-type="string">
            <text:p>New Adaptation, Same Bubbles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A or B of Puzzle Mode on Ver2.5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3]+1" office:value-type="float" office:value="8" calcext:value-type="float">
            <text:p>8</text:p>
          </table:table-cell>
          <table:table-cell table:style-name="ce43"/>
          <table:table-cell table:style-name="ce55" office:value-type="string" calcext:value-type="string">
            <text:p>Clearly Doing Everything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C, D or E of Puzzle Mode on Ver2.5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4]+1" office:value-type="float" office:value="9" calcext:value-type="float">
            <text:p>9</text:p>
          </table:table-cell>
          <table:table-cell table:style-name="ce43"/>
          <table:table-cell table:style-name="ce55" office:value-type="string" calcext:value-type="string">
            <text:p>For Goaling Heavy Innings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F, G, H or I of Puzzle Mode on Ver2.5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5]+1" office:value-type="float" office:value="10" calcext:value-type="float">
            <text:p>10</text:p>
          </table:table-cell>
          <table:table-cell table:style-name="ce43"/>
          <table:table-cell table:style-name="ce55" office:value-type="string" calcext:value-type="string">
            <text:p>Joyously Kept Landing More Numbers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J, K, L, M or N of Puzzle Mode on Ver2.5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6]+1" office:value-type="float" office:value="11" calcext:value-type="float">
            <text:p>11</text:p>
          </table:table-cell>
          <table:table-cell table:style-name="ce43"/>
          <table:table-cell table:style-name="ce55" office:value-type="string" calcext:value-type="string">
            <text:p>On a Prideful Quarry Really Sticking To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O, P, Q, R, S or T of Puzzle Mode on Ver2.5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7]+1" office:value-type="float" office:value="12" calcext:value-type="float">
            <text:p>12</text:p>
          </table:table-cell>
          <table:table-cell table:style-name="ce43"/>
          <table:table-cell table:style-name="ce55" office:value-type="string" calcext:value-type="string">
            <text:p>Winning Version 2.5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U, V, W, ?, X, Y or Z of Puzzle Mode on Ver2.5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8]+1" office:value-type="float" office:value="13" calcext:value-type="float">
            <text:p>13</text:p>
          </table:table-cell>
          <table:table-cell table:style-name="ce43"/>
          <table:table-cell table:style-name="ce55" office:value-type="string" calcext:value-type="string">
            <text:p>A whole new world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A or B of Puzzle Mode on Normal in another world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19]+1" office:value-type="float" office:value="14" calcext:value-type="float">
            <text:p>14</text:p>
          </table:table-cell>
          <table:table-cell table:style-name="ce43"/>
          <table:table-cell table:style-name="ce55" office:value-type="string" calcext:value-type="string">
            <text:p>New world novice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C, D or E of Puzzle Mode on Normal in another world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0]+1" office:value-type="float" office:value="15" calcext:value-type="float">
            <text:p>15</text:p>
          </table:table-cell>
          <table:table-cell table:style-name="ce43"/>
          <table:table-cell table:style-name="ce55" office:value-type="string" calcext:value-type="string">
            <text:p>New World beginner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F, G, H or I of Puzzle Mode on Normal in another world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1]+1" office:value-type="float" office:value="16" calcext:value-type="float">
            <text:p>16</text:p>
          </table:table-cell>
          <table:table-cell table:style-name="ce43"/>
          <table:table-cell table:style-name="ce55" office:value-type="string" calcext:value-type="string">
            <text:p>New World competence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J, K, L, M or N of Puzzle Mode on Normal in another world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2]+1" office:value-type="float" office:value="17" calcext:value-type="float">
            <text:p>17</text:p>
          </table:table-cell>
          <table:table-cell table:style-name="ce43"/>
          <table:table-cell table:style-name="ce55" office:value-type="string" calcext:value-type="string">
            <text:p>Proficient Shooter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O, P, Q, R, S or T of Puzzle Mode on Normal in another world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3]+1" office:value-type="float" office:value="18" calcext:value-type="float">
            <text:p>18</text:p>
          </table:table-cell>
          <table:table-cell table:style-name="ce43"/>
          <table:table-cell table:style-name="ce55" office:value-type="string" calcext:value-type="string">
            <text:p>Victorious in Another World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U, V, W, ?, X, Y or Z of Puzzle Mode on Normal in another worl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4]+1" office:value-type="float" office:value="19" calcext:value-type="float">
            <text:p>19</text:p>
          </table:table-cell>
          <table:table-cell table:style-name="ce43"/>
          <table:table-cell table:style-name="ce55" office:value-type="string" calcext:value-type="string">
            <text:p>Beginning the Alphabet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A or B of Puzzle Mode on Ver2.5 in another world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5]+1" office:value-type="float" office:value="20" calcext:value-type="float">
            <text:p>20</text:p>
          </table:table-cell>
          <table:table-cell table:style-name="ce43"/>
          <table:table-cell table:style-name="ce55" office:value-type="string" calcext:value-type="string">
            <text:p>Evidently Distinctly Committed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C, D or E of Puzzle Mode on Ver2.5 in another world</text:p>
          </table:table-cell>
          <table:table-cell/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6]+1" office:value-type="float" office:value="21" calcext:value-type="float">
            <text:p>21</text:p>
          </table:table-cell>
          <table:table-cell table:style-name="ce43"/>
          <table:table-cell table:style-name="ce55" office:value-type="string" calcext:value-type="string">
            <text:p>In Heavy Goals For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F, G, H or I of Puzzle Mode on Ver2.5 in another world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7]+1" office:value-type="float" office:value="22" calcext:value-type="float">
            <text:p>22</text:p>
          </table:table-cell>
          <table:table-cell table:style-name="ce43"/>
          <table:table-cell table:style-name="ce55" office:value-type="string" calcext:value-type="string">
            <text:p>New Makings Leading Keenly Juxtaposed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J, K, L, M or N of Puzzle Mode on Ver2.5 in another world</text:p>
          </table:table-cell>
          <table:table-cell/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8]+1" office:value-type="float" office:value="23" calcext:value-type="float">
            <text:p>23</text:p>
          </table:table-cell>
          <table:table-cell table:style-name="ce43"/>
          <table:table-cell table:style-name="ce55" office:value-type="string" calcext:value-type="string">
            <text:p>Towards Such Ripe Quaint Position On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O, P, Q, R, S or T of Puzzle Mode on Ver2.5 in another world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29]+1" office:value-type="float" office:value="24" calcext:value-type="float">
            <text:p>24</text:p>
          </table:table-cell>
          <table:table-cell table:style-name="ce43"/>
          <table:table-cell table:style-name="ce55" office:value-type="string" calcext:value-type="string">
            <text:p>Another Version, Another World Victory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Complete Set U, V, W, ?, X, Y or Z of Puzzle Mode on Ver2.5 in another worl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0]+1" office:value-type="float" office:value="25" calcext:value-type="float">
            <text:p>25</text:p>
          </table:table-cell>
          <table:table-cell table:style-name="ce43"/>
          <table:table-cell table:style-name="ce55" office:value-type="string" calcext:value-type="string">
            <text:p>Normal Puzzle Mastery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Complete Set U, V, W, ?, X, Y or Z of Puzzle Mode at Very Hard Game Level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1]+1" office:value-type="float" office:value="26" calcext:value-type="float">
            <text:p>26</text:p>
          </table:table-cell>
          <table:table-cell table:style-name="ce43"/>
          <table:table-cell table:style-name="ce55" office:value-type="string" calcext:value-type="string">
            <text:p>Another Version Mastery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Complete Set U, V, W, ?, X, Y or Z of Puzzle Mode on Ver2.5 at Very Hard Game Level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2]+1" office:value-type="float" office:value="27" calcext:value-type="float">
            <text:p>27</text:p>
          </table:table-cell>
          <table:table-cell table:style-name="ce43"/>
          <table:table-cell table:style-name="ce55" office:value-type="string" calcext:value-type="string">
            <text:p>New World Mastery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Complete Set U, V, W, ?, X, Y or Z of Puzzle Mode in another world at Very Hard Game Level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3]+1" office:value-type="float" office:value="28" calcext:value-type="float">
            <text:p>28</text:p>
          </table:table-cell>
          <table:table-cell table:style-name="ce43"/>
          <table:table-cell table:style-name="ce55" office:value-type="string" calcext:value-type="string">
            <text:p>Another Version, Another World Mastery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Complete Set U, V, W, ?, X, Y or Z of Puzzle Mode on Ver2.5 in another world at Very Hard Game Level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4]+1" office:value-type="float" office:value="29" calcext:value-type="float">
            <text:p>29</text:p>
          </table:table-cell>
          <table:table-cell table:style-name="ce43"/>
          <table:table-cell table:style-name="ce55" office:value-type="string" calcext:value-type="string">
            <text:p>Bust-A-Move 3 Beater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Bub in Player vs Computer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5]+1" office:value-type="float" office:value="30" calcext:value-type="float">
            <text:p>30</text:p>
          </table:table-cell>
          <table:table-cell table:style-name="ce43"/>
          <table:table-cell table:style-name="ce55" office:value-type="string" calcext:value-type="string">
            <text:p>Quiz Go! Go! Intellect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Twinkle in Player vs Computer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6]+1" office:value-type="float" office:value="31" calcext:value-type="float">
            <text:p>31</text:p>
          </table:table-cell>
          <table:table-cell table:style-name="ce43"/>
          <table:table-cell table:style-name="ce55" office:value-type="string" calcext:value-type="string">
            <text:p>New Capricco Fortune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Priccio in Player vs Computer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7]+1" office:value-type="float" office:value="32" calcext:value-type="float">
            <text:p>32</text:p>
          </table:table-cell>
          <table:table-cell table:style-name="ce43"/>
          <table:table-cell table:style-name="ce55" office:value-type="string" calcext:value-type="string">
            <text:p>Taito Mah-Jong Earthly hand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Marina in Player vs Computer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8]+1" office:value-type="float" office:value="33" calcext:value-type="float">
            <text:p>33</text:p>
          </table:table-cell>
          <table:table-cell table:style-name="ce43"/>
          <table:table-cell table:style-name="ce55" office:value-type="string" calcext:value-type="string">
            <text:p>Musashi Fight Brown Belt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Musashi in Player vs Computer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39]+1" office:value-type="float" office:value="34" calcext:value-type="float">
            <text:p>34</text:p>
          </table:table-cell>
          <table:table-cell table:style-name="ce43"/>
          <table:table-cell table:style-name="ce55" office:value-type="string" calcext:value-type="string">
            <text:p>Tarot Arcanum Reader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Luna Luna in Player vs Computer Mode on Normal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0]+1" office:value-type="float" office:value="35" calcext:value-type="float">
            <text:p>35</text:p>
          </table:table-cell>
          <table:table-cell table:style-name="ce43"/>
          <table:table-cell table:style-name="ce55" office:value-type="string" calcext:value-type="string">
            <text:p>Taito Taito Trump Dealer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Jack in Player vs Computer Mode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1]+1" office:value-type="float" office:value="36" calcext:value-type="float">
            <text:p>36</text:p>
          </table:table-cell>
          <table:table-cell table:style-name="ce43"/>
          <table:table-cell table:style-name="ce55" office:value-type="string" calcext:value-type="string">
            <text:p>Real Puncher 600Mt.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Super Sonic Blast Man in Player vs Computer Mode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2]+1" office:value-type="float" office:value="37" calcext:value-type="float">
            <text:p>37</text:p>
          </table:table-cell>
          <table:table-cell table:style-name="ce43"/>
          <table:table-cell table:style-name="ce55" office:value-type="string" calcext:value-type="string">
            <text:p>Debble Bobble Beater</text:p>
          </table:table-cell>
          <table:table-cell table:style-name="ce51" office:value-type="string" calcext:value-type="string">
            <text:p>Progression</text:p>
          </table:table-cell>
          <table:table-cell table:style-name="ce55" office:value-type="string" calcext:value-type="string">
            <text:p>Defeat Debblun in Player vs Computer Mode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3]+1" office:value-type="float" office:value="38" calcext:value-type="float">
            <text:p>38</text:p>
          </table:table-cell>
          <table:table-cell table:style-name="ce43"/>
          <table:table-cell table:style-name="ce55" office:value-type="string" calcext:value-type="string">
            <text:p>Bubble World Defender</text:p>
          </table:table-cell>
          <table:table-cell table:style-name="ce51" office:value-type="string" calcext:value-type="string">
            <text:p>Completion</text:p>
          </table:table-cell>
          <table:table-cell table:style-name="ce55" office:value-type="string" calcext:value-type="string">
            <text:p>Defeat Drunk in Player vs Computer Mode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4]+1" office:value-type="float" office:value="39" calcext:value-type="float">
            <text:p>39</text:p>
          </table:table-cell>
          <table:table-cell table:style-name="ce43"/>
          <table:table-cell table:style-name="ce55" office:value-type="string" calcext:value-type="string">
            <text:p>Bust-a-Move 3 Buster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Bub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5]+1" office:value-type="float" office:value="40" calcext:value-type="float">
            <text:p>40</text:p>
          </table:table-cell>
          <table:table-cell table:style-name="ce43"/>
          <table:table-cell table:style-name="ce55" office:value-type="string" calcext:value-type="string">
            <text:p>Quiz Go! Go! Genius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Twinkle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6]+1" office:value-type="float" office:value="41" calcext:value-type="float">
            <text:p>41</text:p>
          </table:table-cell>
          <table:table-cell table:style-name="ce43"/>
          <table:table-cell table:style-name="ce55" office:value-type="string" calcext:value-type="string">
            <text:p>New Capricco Luck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Priccio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7]+1" office:value-type="float" office:value="42" calcext:value-type="float">
            <text:p>42</text:p>
          </table:table-cell>
          <table:table-cell table:style-name="ce43"/>
          <table:table-cell table:style-name="ce55" office:value-type="string" calcext:value-type="string">
            <text:p>Taito Mah-Jong Heavenly hand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Marina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8]+1" office:value-type="float" office:value="43" calcext:value-type="float">
            <text:p>43</text:p>
          </table:table-cell>
          <table:table-cell table:style-name="ce43"/>
          <table:table-cell table:style-name="ce55" office:value-type="string" calcext:value-type="string">
            <text:p>Musashi Fight Black Belt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Musashi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49]+1" office:value-type="float" office:value="44" calcext:value-type="float">
            <text:p>44</text:p>
          </table:table-cell>
          <table:table-cell table:style-name="ce43"/>
          <table:table-cell table:style-name="ce55" office:value-type="string" calcext:value-type="string">
            <text:p>Tarot Arcanum Cartomancer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Luna Luna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50]+1" office:value-type="float" office:value="45" calcext:value-type="float">
            <text:p>45</text:p>
          </table:table-cell>
          <table:table-cell table:style-name="ce43"/>
          <table:table-cell table:style-name="ce55" office:value-type="string" calcext:value-type="string">
            <text:p>Taito Taito Trump Trickster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Jack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51]+1" office:value-type="float" office:value="46" calcext:value-type="float">
            <text:p>46</text:p>
          </table:table-cell>
          <table:table-cell table:style-name="ce43"/>
          <table:table-cell table:style-name="ce55" office:value-type="string" calcext:value-type="string">
            <text:p>Real Puncher 900Mt.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Super Sonic Blast Man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52]+1" office:value-type="float" office:value="47" calcext:value-type="float">
            <text:p>47</text:p>
          </table:table-cell>
          <table:table-cell table:style-name="ce43"/>
          <table:table-cell table:style-name="ce55" office:value-type="string" calcext:value-type="string">
            <text:p>Debble Bobble Debbler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Debblun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53]+1" office:value-type="float" office:value="48" calcext:value-type="float">
            <text:p>48</text:p>
          </table:table-cell>
          <table:table-cell table:style-name="ce43"/>
          <table:table-cell table:style-name="ce55" office:value-type="string" calcext:value-type="string">
            <text:p>Bubble World Savior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Defeat Drunk in Player vs Computer Mode on Hard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54]+1" office:value-type="float" office:value="49" calcext:value-type="float">
            <text:p>49</text:p>
          </table:table-cell>
          <table:table-cell table:style-name="ce43" office:value-type="string" calcext:value-type="string">
            <text:p>Trigger</text:p>
          </table:table-cell>
          <table:table-cell table:style-name="ce55" office:value-type="string" calcext:value-type="string">
            <text:p>Debblun Costume</text:p>
          </table:table-cell>
          <table:table-cell table:style-name="ce51" office:value-type="string" calcext:value-type="string">
            <text:p>Challenge/Easter egg</text:p>
          </table:table-cell>
          <table:table-cell table:style-name="ce55" office:value-type="string" calcext:value-type="string">
            <text:p>Complete Player vs Computer Mode on Normal without Continue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0" table:formula="of:=[.A55]+1" office:value-type="float" office:value="50" calcext:value-type="float">
            <text:p>50</text:p>
          </table:table-cell>
          <table:table-cell table:style-name="ce43" office:value-type="string" calcext:value-type="string">
            <text:p>Trigger</text:p>
          </table:table-cell>
          <table:table-cell table:style-name="ce55" office:value-type="string" calcext:value-type="string">
            <text:p>Becoming Drunk</text:p>
          </table:table-cell>
          <table:table-cell table:style-name="ce51" office:value-type="string" calcext:value-type="string">
            <text:p>Challenge/Easter egg</text:p>
          </table:table-cell>
          <table:table-cell table:style-name="ce55" office:value-type="string" calcext:value-type="string">
            <text:p>Complete Player vs Computer Mode on Hard without Continue</text:p>
          </table:table-cell>
          <table:table-cell/>
          <table:table-cell table:style-name="ce34" table:content-validation-name="val1" office:value-type="float" office:value="50" calcext:value-type="float">
            <text:p>5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56]+1" office:value-type="float" office:value="51" calcext:value-type="float">
            <text:p>51</text:p>
          </table:table-cell>
          <table:table-cell table:style-name="ce43"/>
          <table:table-cell table:style-name="ce55" office:value-type="string" calcext:value-type="string">
            <text:p>Bubble World Student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Get a grade of 10 or higher in Challenge Mode</text:p>
          </table:table-cell>
          <table:table-cell/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57]+1" office:value-type="float" office:value="52" calcext:value-type="float">
            <text:p>52</text:p>
          </table:table-cell>
          <table:table-cell table:style-name="ce43"/>
          <table:table-cell table:style-name="ce55" office:value-type="string" calcext:value-type="string">
            <text:p>Bubble World Scholar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Get a grade of 15 or higher in Challenge Mode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58]+1" office:value-type="float" office:value="53" calcext:value-type="float">
            <text:p>53</text:p>
          </table:table-cell>
          <table:table-cell table:style-name="ce43"/>
          <table:table-cell table:style-name="ce55" office:value-type="string" calcext:value-type="string">
            <text:p>Bubble World Professor</text:p>
          </table:table-cell>
          <table:table-cell table:style-name="ce51" office:value-type="string" calcext:value-type="string">
            <text:p>Challenge</text:p>
          </table:table-cell>
          <table:table-cell table:style-name="ce55" office:value-type="string" calcext:value-type="string">
            <text:p>Get a grade of 20 in Challenge Mode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59]+1" office:value-type="float" office:value="54" calcext:value-type="float">
            <text:p>54</text:p>
          </table:table-cell>
          <table:table-cell table:style-name="ce43"/>
          <table:table-cell table:style-name="ce55" office:value-type="string" calcext:value-type="string">
            <text:p>Monkeys’ Business</text:p>
          </table:table-cell>
          <table:table-cell table:style-name="ce51" office:value-type="string" calcext:value-type="string">
            <text:p>Easter egg</text:p>
          </table:table-cell>
          <table:table-cell table:style-name="ce55" office:value-type="string" calcext:value-type="string">
            <text:p>Defeat 9 consecutive opponents in Win Contest Mode</text:p>
          </table:table-cell>
          <table:table-cell/>
          <table:table-cell table:style-name="ce34" table:content-validation-name="val1" office:value-type="float" office:value="10" calcext:value-type="float">
            <text:p>1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0]+1" office:value-type="float" office:value="55" calcext:value-type="float">
            <text:p>55</text:p>
          </table:table-cell>
          <table:table-cell table:style-name="ce43"/>
          <table:table-cell table:style-name="ce55" office:value-type="string" calcext:value-type="string">
            <text:p>Fishy Business</text:p>
          </table:table-cell>
          <table:table-cell table:style-name="ce51" office:value-type="string" calcext:value-type="string">
            <text:p>Easter egg</text:p>
          </table:table-cell>
          <table:table-cell table:style-name="ce55" office:value-type="string" calcext:value-type="string">
            <text:p>Defeat 17 consecutive opponents in Win Contest Mode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1]+1" office:value-type="float" office:value="56" calcext:value-type="float">
            <text:p>56</text:p>
          </table:table-cell>
          <table:table-cell table:style-name="ce43"/>
          <table:table-cell table:style-name="ce55" office:value-type="string" calcext:value-type="string">
            <text:p>Bubble Drunkard</text:p>
          </table:table-cell>
          <table:table-cell table:style-name="ce51" office:value-type="string" calcext:value-type="string">
            <text:p>Easter egg</text:p>
          </table:table-cell>
          <table:table-cell table:style-name="ce55" office:value-type="string" calcext:value-type="string">
            <text:p>Defeat 25 consecutive opponents in Win Contest Mode</text:p>
          </table:table-cell>
          <table:table-cell/>
          <table:table-cell table:style-name="ce34" table:content-validation-name="val1" office:value-type="float" office:value="25" calcext:value-type="float">
            <text:p>2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2]+1" office:value-type="float" office:value="57" calcext:value-type="float">
            <text:p>57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A grassy beginn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1 to 32 in Collection Mode</text:p>
          </table:table-cell>
          <table:table-cell office:value-type="string" calcext:value-type="string">
            <text:p>Set A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3]+1" office:value-type="float" office:value="58" calcext:value-type="float">
            <text:p>58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A grassy stoll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33 to 65 in Collection Mode </text:p>
          </table:table-cell>
          <table:table-cell office:value-type="string" calcext:value-type="string">
            <text:p>Set A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4]+1" office:value-type="float" office:value="59" calcext:value-type="float">
            <text:p>59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A grassy hik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66 to 97 in Collection Mode </text:p>
          </table:table-cell>
          <table:table-cell office:value-type="string" calcext:value-type="string">
            <text:p>Set A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5]+1" office:value-type="float" office:value="60" calcext:value-type="float">
            <text:p>60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Castle retreat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98 to 117 in Collection Mode </text:p>
          </table:table-cell>
          <table:table-cell office:value-type="string" calcext:value-type="string">
            <text:p>Set B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6]+1" office:value-type="float" office:value="61" calcext:value-type="float">
            <text:p>61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unken ship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118 to 143 in Collection Mode </text:p>
          </table:table-cell>
          <table:table-cell office:value-type="string" calcext:value-type="string">
            <text:p>Set C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7]+1" office:value-type="float" office:value="62" calcext:value-type="float">
            <text:p>62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Dolphins’ delight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144 to 170 in Collection Mode </text:p>
          </table:table-cell>
          <table:table-cell office:value-type="string" calcext:value-type="string">
            <text:p>Set D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8]+1" office:value-type="float" office:value="63" calcext:value-type="float">
            <text:p>63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Coral class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171 to 186 in Collection Mode </text:p>
          </table:table-cell>
          <table:table-cell office:value-type="string" calcext:value-type="string">
            <text:p>Set E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69]+1" office:value-type="float" office:value="64" calcext:value-type="float">
            <text:p>64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Hot air Bubbloon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187 to 211 in Collection Mode </text:p>
          </table:table-cell>
          <table:table-cell office:value-type="string" calcext:value-type="string">
            <text:p>Set F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0]+1" office:value-type="float" office:value="65" calcext:value-type="float">
            <text:p>65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afe mountain passag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212 to 248 in Collection Mode </text:p>
          </table:table-cell>
          <table:table-cell office:value-type="string" calcext:value-type="string">
            <text:p>Set G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1]+1" office:value-type="float" office:value="66" calcext:value-type="float">
            <text:p>66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mall town break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249 to 289 in Collection Mode </text:p>
          </table:table-cell>
          <table:table-cell office:value-type="string" calcext:value-type="string">
            <text:p>Set H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2]+1" office:value-type="float" office:value="67" calcext:value-type="float">
            <text:p>67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mall town leasur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290 to 329 in Collection Mode </text:p>
          </table:table-cell>
          <table:table-cell office:value-type="string" calcext:value-type="string">
            <text:p>Set H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3]+1" office:value-type="float" office:value="68" calcext:value-type="float">
            <text:p>68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City night out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330 to 344 in Collection Mode </text:p>
          </table:table-cell>
          <table:table-cell office:value-type="string" calcext:value-type="string">
            <text:p>Set I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4]+1" office:value-type="float" office:value="69" calcext:value-type="float">
            <text:p>69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Pagoda ranges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345 to 354 in Collection Mode </text:p>
          </table:table-cell>
          <table:table-cell office:value-type="string" calcext:value-type="string">
            <text:p>Set J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5]+1" office:value-type="float" office:value="70" calcext:value-type="float">
            <text:p>70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easide stroll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355 to 393 in Collection Mode </text:p>
          </table:table-cell>
          <table:table-cell office:value-type="string" calcext:value-type="string">
            <text:p>Set K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6]+1" office:value-type="float" office:value="71" calcext:value-type="float">
            <text:p>71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easide walk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394 to 432 in Collection Mode </text:p>
          </table:table-cell>
          <table:table-cell office:value-type="string" calcext:value-type="string">
            <text:p>Set K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7]+1" office:value-type="float" office:value="72" calcext:value-type="float">
            <text:p>72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Seaside runn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433 to 468 in Collection Mode </text:p>
          </table:table-cell>
          <table:table-cell office:value-type="string" calcext:value-type="string">
            <text:p>Set K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8]+1" office:value-type="float" office:value="73" calcext:value-type="float">
            <text:p>73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Ancient remains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469 to 482 in Collection Mode </text:p>
          </table:table-cell>
          <table:table-cell office:value-type="string" calcext:value-type="string">
            <text:p>Set L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79]+1" office:value-type="float" office:value="74" calcext:value-type="float">
            <text:p>74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Moderate snowy mountain hik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483 to 517 in Collection Mode </text:p>
          </table:table-cell>
          <table:table-cell office:value-type="string" calcext:value-type="string">
            <text:p>Set M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0]+1" office:value-type="float" office:value="75" calcext:value-type="float">
            <text:p>75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Challenging snowy mountain hik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518 to 552 in Collection Mode </text:p>
          </table:table-cell>
          <table:table-cell office:value-type="string" calcext:value-type="string">
            <text:p>Set M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1]+1" office:value-type="float" office:value="76" calcext:value-type="float">
            <text:p>76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Difficult snowy mountain hik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553 to 595 in Collection Mode </text:p>
          </table:table-cell>
          <table:table-cell office:value-type="string" calcext:value-type="string">
            <text:p>Set M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2]+1" office:value-type="float" office:value="77" calcext:value-type="float">
            <text:p>77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Golden forest edg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596 to 608 in Collection Mode </text:p>
          </table:table-cell>
          <table:table-cell office:value-type="string" calcext:value-type="string">
            <text:p>Set N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3]+1" office:value-type="float" office:value="78" calcext:value-type="float">
            <text:p>78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Golden forest fortun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609 to 631 in Collection Mode </text:p>
          </table:table-cell>
          <table:table-cell office:value-type="string" calcext:value-type="string">
            <text:p>Set N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4]+1" office:value-type="float" office:value="79" calcext:value-type="float">
            <text:p>79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Bubble creek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632 to 643 in Collection Mode </text:p>
          </table:table-cell>
          <table:table-cell office:value-type="string" calcext:value-type="string">
            <text:p>Set O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5]+1" office:value-type="float" office:value="80" calcext:value-type="float">
            <text:p>80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Moonshine castl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644 to 666 in Collection Mode </text:p>
          </table:table-cell>
          <table:table-cell office:value-type="string" calcext:value-type="string">
            <text:p>Set P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6]+1" office:value-type="float" office:value="81" calcext:value-type="float">
            <text:p>81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Moonshine dwell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667 to 687 in Collection Mode </text:p>
          </table:table-cell>
          <table:table-cell office:value-type="string" calcext:value-type="string">
            <text:p>Set P</text:p>
          </table:table-cell>
          <table:table-cell table:style-name="ce34" table:content-validation-name="val1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7]+1" office:value-type="float" office:value="82" calcext:value-type="float">
            <text:p>82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Deserted Debblun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688 to 718 in Collection Mode </text:p>
          </table:table-cell>
          <table:table-cell office:value-type="string" calcext:value-type="string">
            <text:p>Set R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8]+1" office:value-type="float" office:value="83" calcext:value-type="float">
            <text:p>83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London leasur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719 to 748 in Collection Mode </text:p>
          </table:table-cell>
          <table:table-cell office:value-type="string" calcext:value-type="string">
            <text:p>Set S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89]+1" office:value-type="float" office:value="84" calcext:value-type="float">
            <text:p>84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Westminster roam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749 to 779 in Collection Mode </text:p>
          </table:table-cell>
          <table:table-cell office:value-type="string" calcext:value-type="string">
            <text:p>Set S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0]+1" office:value-type="float" office:value="85" calcext:value-type="float">
            <text:p>85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Big Ben bustin’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780 to 805 in Collection Mode </text:p>
          </table:table-cell>
          <table:table-cell office:value-type="string" calcext:value-type="string">
            <text:p>Set S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1]+1" office:value-type="float" office:value="86" calcext:value-type="float">
            <text:p>86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Animal parad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806 to 846 in Collection Mode </text:p>
          </table:table-cell>
          <table:table-cell office:value-type="string" calcext:value-type="string">
            <text:p>Set T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2]+1" office:value-type="float" office:value="87" calcext:value-type="float">
            <text:p>87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Zoo march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847 to 887 in Collection Mode </text:p>
          </table:table-cell>
          <table:table-cell office:value-type="string" calcext:value-type="string">
            <text:p>Set T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3]+1" office:value-type="float" office:value="88" calcext:value-type="float">
            <text:p>88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Funky fossil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888 to 891 in Collection Mode </text:p>
          </table:table-cell>
          <table:table-cell office:value-type="string" calcext:value-type="string">
            <text:p>Set U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4]+1" office:value-type="float" office:value="89" calcext:value-type="float">
            <text:p>89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Eccentric ancient town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892 to 899 in Collection Mode </text:p>
          </table:table-cell>
          <table:table-cell office:value-type="string" calcext:value-type="string">
            <text:p>Set V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5]+1" office:value-type="float" office:value="90" calcext:value-type="float">
            <text:p>90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Martian temple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900 to 914 in Collection Mode </text:p>
          </table:table-cell>
          <table:table-cell office:value-type="string" calcext:value-type="string">
            <text:p>Set W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6]+1" office:value-type="float" office:value="91" calcext:value-type="float">
            <text:p>91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Avant-Garde brushing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915 to 952 in Collection Mode </text:p>
          </table:table-cell>
          <table:table-cell office:value-type="string" calcext:value-type="string">
            <text:p>Set X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7]+1" office:value-type="float" office:value="92" calcext:value-type="float">
            <text:p>92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Take me to funky city</text:p>
          </table:table-cell>
          <table:table-cell table:style-name="ce51" office:value-type="string" calcext:value-type="string">
            <text:p>Side quest</text:p>
          </table:table-cell>
          <table:table-cell table:style-name="ce24" office:value-type="string" calcext:value-type="string">
            <text:p>Without quitting the game, finish Stage 953 to 988 in Collection Mode </text:p>
          </table:table-cell>
          <table:table-cell office:value-type="string" calcext:value-type="string">
            <text:p>Set Y</text:p>
          </table:table-cell>
          <table:table-cell table:style-name="ce34" table:content-validation-name="val1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8]+1" office:value-type="float" office:value="93" calcext:value-type="float">
            <text:p>93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Bubble Shogun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Without quitting the game, finish Stage 989 to 992 in Collection Mode </text:p>
          </table:table-cell>
          <table:table-cell office:value-type="string" calcext:value-type="string">
            <text:p>Set Z</text:p>
          </table:table-cell>
          <table:table-cell table:style-name="ce34" table:content-validation-name="val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99]+1" office:value-type="float" office:value="94" calcext:value-type="float">
            <text:p>94</text:p>
          </table:table-cell>
          <table:table-cell table:style-name="ce43" office:value-type="string" calcext:value-type="string">
            <text:p>Measured</text:p>
          </table:table-cell>
          <table:table-cell table:style-name="ce55" office:value-type="string" calcext:value-type="string">
            <text:p>Imperial march</text:p>
          </table:table-cell>
          <table:table-cell table:style-name="ce51" office:value-type="string" calcext:value-type="string">
            <text:p>Side quest</text:p>
          </table:table-cell>
          <table:table-cell table:style-name="ce55" office:value-type="string" calcext:value-type="string">
            <text:p>Without quitting the game, finish Stage 993 to 1025 in Collection Mode </text:p>
          </table:table-cell>
          <table:table-cell office:value-type="string" calcext:value-type="string">
            <text:p>Set #</text:p>
          </table:table-cell>
          <table:table-cell table:style-name="ce34" table:content-validation-name="val1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0]+1" office:value-type="float" office:value="95" calcext:value-type="float">
            <text:p>95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Practice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uzzle Mode on Practic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1]+1" office:value-type="float" office:value="96" calcext:value-type="float">
            <text:p>96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Practice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uzzle Mode on Practic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2]+1" office:value-type="float" office:value="97" calcext:value-type="float">
            <text:p>97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Practice Another World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uzzle Mode on Practice in Another Worl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3]+1" office:value-type="float" office:value="98" calcext:value-type="float">
            <text:p>98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Practice Another World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uzzle Mode on Practice in Another Worl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4]+1" office:value-type="float" office:value="99" calcext:value-type="float">
            <text:p>99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Normal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uzzle Mode on Normal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5]+1" office:value-type="float" office:value="100" calcext:value-type="float">
            <text:p>100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Normal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uzzle Mode on Normal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6]+1" office:value-type="float" office:value="101" calcext:value-type="float">
            <text:p>101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Normal Another World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uzzle Mode on Normal in Another Worl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7]+1" office:value-type="float" office:value="102" calcext:value-type="float">
            <text:p>102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Normal Another World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uzzle Mode on Normal in Another Worl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8]+1" office:value-type="float" office:value="103" calcext:value-type="float">
            <text:p>103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Ver2.5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uzzle Mode on Ver2.5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09]+1" office:value-type="float" office:value="104" calcext:value-type="float">
            <text:p>104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Ver2.5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uzzle Mode on Ver2.5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0]+1" office:value-type="float" office:value="105" calcext:value-type="float">
            <text:p>105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Ver2.5 Another World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uzzle Mode on Ver2.5 in Another Worl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1]+1" office:value-type="float" office:value="106" calcext:value-type="float">
            <text:p>106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uzzle Mode Ver2.5 Another World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uzzle Mode on Ver2.5 in Another Worl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2]+1" office:value-type="float" office:value="107" calcext:value-type="float">
            <text:p>107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layer vs Computer Mode Practice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layer vs Computer on Practic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3]+1" office:value-type="float" office:value="108" calcext:value-type="float">
            <text:p>108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layer vs Computer Mode Practice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layer vs Computer on Practic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4]+1" office:value-type="float" office:value="109" calcext:value-type="float">
            <text:p>109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layer vs Computer Mode Normal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layer vs Computer on Normal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5]+1" office:value-type="float" office:value="110" calcext:value-type="float">
            <text:p>110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layer vs Computer Mode Normal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layer vs Computer on Normal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6]+1" office:value-type="float" office:value="111" calcext:value-type="float">
            <text:p>111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layer vs Computer Mode Hard Speedrun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Fastest time for completing Player vs Computer on Har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7]+1" office:value-type="float" office:value="112" calcext:value-type="float">
            <text:p>112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Player vs Computer Mode Hard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Player vs Computer on Hard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8]+1" office:value-type="float" office:value="113" calcext:value-type="float">
            <text:p>113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Challenge Mode Highest Score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Score earned in Challenge Mod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19]+1" office:value-type="float" office:value="114" calcext:value-type="float">
            <text:p>114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Win Contest Mode Highest Win Streak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Win Streak in Contest Mod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0" table:formula="of:=[.A120]+1" office:value-type="float" office:value="115" calcext:value-type="float">
            <text:p>115</text:p>
          </table:table-cell>
          <table:table-cell table:style-name="ce43" office:value-type="string" calcext:value-type="string">
            <text:p>LB</text:p>
          </table:table-cell>
          <table:table-cell table:style-name="ce55" office:value-type="string" calcext:value-type="string">
            <text:p>Collection Mode Survival</text:p>
          </table:table-cell>
          <table:table-cell table:style-name="ce51" office:value-type="string" calcext:value-type="string">
            <text:p>Leaderboard</text:p>
          </table:table-cell>
          <table:table-cell table:style-name="ce55" office:value-type="string" calcext:value-type="string">
            <text:p>Highest amount of levels completed in a row in Collection Mode</text:p>
          </table:table-cell>
          <table:table-cell/>
          <table:table-cell table:style-name="ce34" table:content-validation-name="val1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 table:number-rows-repeated="3">
          <table:table-cell table:number-columns-repeated="6"/>
          <table:table-cell table:style-name="ce47" table:number-columns-repeated="6"/>
          <table:table-cell table:number-columns-repeated="1012"/>
        </table:table-row>
        <table:table-row table:style-name="ro8" table:number-rows-repeated="104845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Bust-A-Move ''99 | Bust-A-Move 3 Ver1'.G123:'Bust-A-Move ''99 | Bust-A-Move 3 Ver1'.L125 'Bust-A-Move ''99 | Bust-A-Move 3 Ver1'.H7:'Bust-A-Move ''99 | Bust-A-Move 3 Ver1'.M121">
            <calcext:condition calcext:apply-style-name="ConditionalStyle_1" calcext:value="contains-text(&quot;TRUE&quot;)" calcext:base-cell-address="'Bust-A-Move ''99 | Bust-A-Move 3 Ver1'.G7"/>
          </calcext:conditional-format>
          <calcext:conditional-format calcext:target-range-address="'Bust-A-Move ''99 | Bust-A-Move 3 Ver1'.G123:'Bust-A-Move ''99 | Bust-A-Move 3 Ver1'.L125 'Bust-A-Move ''99 | Bust-A-Move 3 Ver1'.H7:'Bust-A-Move ''99 | Bust-A-Move 3 Ver1'.M121">
            <calcext:condition calcext:apply-style-name="ConditionalStyle_2" calcext:value="contains-text(&quot;FALSE&quot;)" calcext:base-cell-address="'Bust-A-Move ''99 | Bust-A-Move 3 Ver1'.G7"/>
          </calcext:conditional-format>
          <calcext:conditional-format calcext:target-range-address="'Bust-A-Move ''99 | Bust-A-Move 3 Ver1'.N3:'Bust-A-Move ''99 | Bust-A-Move 3 Ver1'.N3">
            <calcext:condition calcext:apply-style-name="Good" calcext:value="&lt;7" calcext:base-cell-address="'Bust-A-Move ''99 | Bust-A-Move 3 Ver1'.N3"/>
          </calcext:conditional-format>
          <calcext:conditional-format calcext:target-range-address="'Bust-A-Move ''99 | Bust-A-Move 3 Ver1'.N3:'Bust-A-Move ''99 | Bust-A-Move 3 Ver1'.N3">
            <calcext:condition calcext:apply-style-name="Bad" calcext:value="&gt;7" calcext:base-cell-address="'Bust-A-Move ''99 | Bust-A-Move 3 Ver1'.N3"/>
          </calcext:conditional-format>
          <calcext:conditional-format calcext:target-range-address="'Bust-A-Move ''99 | Bust-A-Move 3 Ver1'.N3:'Bust-A-Move ''99 | Bust-A-Move 3 Ver1'.N3">
            <calcext:condition calcext:apply-style-name="Good" calcext:value="=7" calcext:base-cell-address="'Bust-A-Move ''99 | Bust-A-Move 3 Ver1'.N3"/>
          </calcext:conditional-format>
          <calcext:conditional-format calcext:target-range-address="'Bust-A-Move ''99 | Bust-A-Move 3 Ver1'.G5:'Bust-A-Move ''99 | Bust-A-Move 3 Ver1'.M5">
            <calcext:condition calcext:apply-style-name="ConditionalStyle_1" calcext:value="between(&quot;90%&quot;,&quot;99.99%&quot;)" calcext:base-cell-address="'Bust-A-Move ''99 | Bust-A-Move 3 Ver1'.G5"/>
          </calcext:conditional-format>
          <calcext:conditional-format calcext:target-range-address="'Bust-A-Move ''99 | Bust-A-Move 3 Ver1'.G5:'Bust-A-Move ''99 | Bust-A-Move 3 Ver1'.M5">
            <calcext:condition calcext:apply-style-name="ConditionalStyle_3" calcext:value="between(&quot;80%&quot;,&quot;89.99%&quot;)" calcext:base-cell-address="'Bust-A-Move ''99 | Bust-A-Move 3 Ver1'.G5"/>
          </calcext:conditional-format>
          <calcext:conditional-format calcext:target-range-address="'Bust-A-Move ''99 | Bust-A-Move 3 Ver1'.G5:'Bust-A-Move ''99 | Bust-A-Move 3 Ver1'.M5">
            <calcext:condition calcext:apply-style-name="ConditionalStyle_2" calcext:value="&lt;&quot;80%&quot;" calcext:base-cell-address="'Bust-A-Move ''99 | Bust-A-Move 3 Ver1'.G5"/>
          </calcext:conditional-format>
          <calcext:conditional-format calcext:target-range-address="'Bust-A-Move ''99 | Bust-A-Move 3 Ver1'.G5:'Bust-A-Move ''99 | Bust-A-Move 3 Ver1'.M5">
            <calcext:condition calcext:apply-style-name="ConditionalStyle_4" calcext:value="=&quot;100.00%&quot;" calcext:base-cell-address="'Bust-A-Move ''99 | Bust-A-Move 3 Ver1'.G5"/>
          </calcext:conditional-format>
          <calcext:conditional-format calcext:target-range-address="'Bust-A-Move ''99 | Bust-A-Move 3 Ver1'.G8:'Bust-A-Move ''99 | Bust-A-Move 3 Ver1'.G121">
            <calcext:condition calcext:apply-style-name="Bad" calcext:value="&lt;0" calcext:base-cell-address="'Bust-A-Move ''99 | Bust-A-Move 3 Ver1'.G8"/>
            <calcext:condition calcext:apply-style-name="Bad" calcext:value="between(6,9)" calcext:base-cell-address="'Bust-A-Move ''99 | Bust-A-Move 3 Ver1'.G8"/>
            <calcext:condition calcext:apply-style-name="Bad" calcext:value="between(11,24)" calcext:base-cell-address="'Bust-A-Move ''99 | Bust-A-Move 3 Ver1'.G8"/>
            <calcext:condition calcext:apply-style-name="Bad" calcext:value="between(26,49)" calcext:base-cell-address="'Bust-A-Move ''99 | Bust-A-Move 3 Ver1'.G8"/>
            <calcext:condition calcext:apply-style-name="Bad" calcext:value="between(51,99)" calcext:base-cell-address="'Bust-A-Move ''99 | Bust-A-Move 3 Ver1'.G8"/>
            <calcext:condition calcext:apply-style-name="Bad" calcext:value="=&quot;&quot;" calcext:base-cell-address="'Bust-A-Move ''99 | Bust-A-Move 3 Ver1'.G8"/>
            <calcext:condition calcext:apply-style-name="Good" calcext:value="&gt;-1" calcext:base-cell-address="'Bust-A-Move ''99 | Bust-A-Move 3 Ver1'.G8"/>
          </calcext:conditional-format>
          <calcext:conditional-format calcext:target-range-address="'Bust-A-Move ''99 | Bust-A-Move 3 Ver1'.G7:'Bust-A-Move ''99 | Bust-A-Move 3 Ver1'.G7">
            <calcext:condition calcext:apply-style-name="Bad" calcext:value="&lt;0" calcext:base-cell-address="'Bust-A-Move ''99 | Bust-A-Move 3 Ver1'.G7"/>
            <calcext:condition calcext:apply-style-name="Bad" calcext:value="between(6,9)" calcext:base-cell-address="'Bust-A-Move ''99 | Bust-A-Move 3 Ver1'.G7"/>
            <calcext:condition calcext:apply-style-name="Bad" calcext:value="between(11,24)" calcext:base-cell-address="'Bust-A-Move ''99 | Bust-A-Move 3 Ver1'.G7"/>
            <calcext:condition calcext:apply-style-name="Bad" calcext:value="between(26,49)" calcext:base-cell-address="'Bust-A-Move ''99 | Bust-A-Move 3 Ver1'.G7"/>
            <calcext:condition calcext:apply-style-name="Bad" calcext:value="between(51,99)" calcext:base-cell-address="'Bust-A-Move ''99 | Bust-A-Move 3 Ver1'.G7"/>
            <calcext:condition calcext:apply-style-name="Bad" calcext:value="=&quot;&quot;" calcext:base-cell-address="'Bust-A-Move ''99 | Bust-A-Move 3 Ver1'.G7"/>
            <calcext:condition calcext:apply-style-name="Good" calcext:value="&gt;-1" calcext:base-cell-address="'Bust-A-Move ''99 | Bust-A-Move 3 Ver1'.G7"/>
          </calcext:conditional-format>
        </calcext:conditional-formats>
      </table:table>
      <table:table table:name="Bust-A-Move '99 RP" table:style-name="ta2"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7">
          <table:table-cell table:number-columns-repeated="4"/>
        </table:table-row>
        <table:table-row table:style-name="ro7">
          <table:table-cell office:value-type="string" calcext:value-type="string">
            <text:p>Rich Presenc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r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Check</text:p>
          </table:table-cell>
        </table:table-row>
      </table:table>
      <table:named-expressions/>
      <table:database-ranges>
        <table:database-range table:name="__Anonymous_Sheet_DB__0" table:target-range-address="'Bust-A-Move ''99 | Bust-A-Move 3 Ver1'.A1:'Bust-A-Move ''99 | Bust-A-Move 3 Ver1'.N1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style:style style:name="ConditionalStyle_5f_4" style:display-name="ConditionalStyle_4" style:family="table-cell" style:parent-style-name="Default">
      <style:table-cell-properties fo:background-color="#c9daf8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12:25:26.580637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tion_20_A_20_Template" style:display-name="PageStyle_Option A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tion_20_B_20_Template" style:display-name="PageStyle_Option B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tion_20_A_20_Example" style:display-name="PageStyle_Option A Exa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fd71f65fb3083af3e32cf6bb17085f17659646e2</meta:generator>
    <dc:date>2026-04-04T23:46:57.382370574</dc:date>
    <meta:editing-duration>P1DT21H38M23S</meta:editing-duration>
    <meta:editing-cycles>56</meta:editing-cycles>
    <meta:document-statistic meta:table-count="2" meta:cell-count="1407" meta:object-count="0"/>
  </office:meta>
</office:document-meta>
</file>